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48546523050561238" text:style-name="Outline">
        <text:list-item>
          <text:h text:style-name="P3" text:outline-level="1">Firestore complementos para flutter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2-02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text:a xlink:type="simple" xlink:href="https://firebase.google.com/docs/flutter/setup?hl=es-419" text:style-name="Internet_20_link" text:visited-style-name="Visited_20_Internet_20_Link">complementos firebas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2T14:54:42</meta:creation-date>
    <meta:editing-duration>PT7H6M16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0" meta:word-count="20" meta:character-count="176"/>
    <dc:date>2019-03-12T22:17:00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